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d92cc"/>
    </style:style>
    <style:style style:name="P2" style:family="paragraph" style:parent-style-name="Heading_20_3">
      <style:paragraph-properties fo:keep-with-next="always"/>
      <style:text-properties officeooo:paragraph-rsid="001d92cc"/>
    </style:style>
    <style:style style:name="P3" style:family="paragraph" style:parent-style-name="Heading_20_4">
      <style:text-properties officeooo:paragraph-rsid="001d92cc"/>
    </style:style>
    <style:style style:name="P4" style:family="paragraph" style:parent-style-name="Heading_20_4">
      <style:paragraph-properties fo:keep-with-next="always"/>
      <style:text-properties officeooo:paragraph-rsid="001d92cc"/>
    </style:style>
    <style:style style:name="P5" style:family="paragraph" style:parent-style-name="Horizontal_20_Line">
      <style:text-properties officeooo:paragraph-rsid="001d92cc"/>
    </style:style>
    <style:style style:name="P6" style:family="paragraph" style:parent-style-name="Preformatted_20_Text" style:list-style-name="L5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d92cc"/>
    </style:style>
    <style:style style:name="P7" style:family="paragraph" style:parent-style-name="Preformatted_20_Text" style:list-style-name="L53">
      <style:paragraph-properties fo:margin-left="0cm" fo:margin-right="0cm" fo:text-indent="0cm" style:auto-text-indent="false" style:writing-mode="lr-tb"/>
      <style:text-properties officeooo:paragraph-rsid="001d92cc"/>
    </style:style>
    <style:style style:name="P8" style:family="paragraph" style:parent-style-name="Preformatted_20_Text" style:list-style-name="L53">
      <style:paragraph-properties fo:margin-top="0cm" fo:margin-bottom="0.499cm" style:contextual-spacing="false" style:writing-mode="lr-tb"/>
      <style:text-properties officeooo:paragraph-rsid="001d92cc"/>
    </style:style>
    <style:style style:name="P9" style:family="paragraph" style:parent-style-name="Preformatted_20_Text" style:list-style-name="L54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d92cc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d92cc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d92cc"/>
    </style:style>
    <style:style style:name="P12" style:family="paragraph" style:parent-style-name="Preformatted_20_Text">
      <style:paragraph-properties style:writing-mode="lr-tb"/>
      <style:text-properties officeooo:paragraph-rsid="001d92cc"/>
    </style:style>
    <style:style style:name="P13" style:family="paragraph" style:parent-style-name="Preformatted_20_Text">
      <style:paragraph-properties fo:margin-top="0cm" fo:margin-bottom="0.499cm" style:contextual-spacing="false" style:writing-mode="lr-tb"/>
      <style:text-properties officeooo:paragraph-rsid="001d92cc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officeooo:paragraph-rsid="001d92cc"/>
    </style:style>
    <style:style style:name="P15" style:family="paragraph" style:parent-style-name="Text_20_body" style:list-style-name="L2">
      <style:text-properties officeooo:paragraph-rsid="001d92cc"/>
    </style:style>
    <style:style style:name="P16" style:family="paragraph" style:parent-style-name="Text_20_body" style:list-style-name="L29">
      <style:paragraph-properties fo:margin-top="0cm" fo:margin-bottom="0cm" style:contextual-spacing="false"/>
      <style:text-properties officeooo:paragraph-rsid="001d92cc"/>
    </style:style>
    <style:style style:name="P17" style:family="paragraph" style:parent-style-name="Text_20_body" style:list-style-name="L29">
      <style:text-properties officeooo:paragraph-rsid="001d92cc"/>
    </style:style>
    <style:style style:name="P18" style:family="paragraph" style:parent-style-name="Text_20_body" style:list-style-name="L30">
      <style:paragraph-properties fo:margin-top="0cm" fo:margin-bottom="0cm" style:contextual-spacing="false"/>
      <style:text-properties officeooo:paragraph-rsid="001d92cc"/>
    </style:style>
    <style:style style:name="P19" style:family="paragraph" style:parent-style-name="Text_20_body" style:list-style-name="L30">
      <style:text-properties officeooo:paragraph-rsid="001d92cc"/>
    </style:style>
    <style:style style:name="P20" style:family="paragraph" style:parent-style-name="Text_20_body" style:list-style-name="L31">
      <style:paragraph-properties fo:margin-top="0cm" fo:margin-bottom="0cm" style:contextual-spacing="false"/>
      <style:text-properties officeooo:paragraph-rsid="001d92cc"/>
    </style:style>
    <style:style style:name="P21" style:family="paragraph" style:parent-style-name="Text_20_body" style:list-style-name="L31">
      <style:text-properties officeooo:paragraph-rsid="001d92cc"/>
    </style:style>
    <style:style style:name="P22" style:family="paragraph" style:parent-style-name="Text_20_body" style:list-style-name="L32">
      <style:paragraph-properties fo:margin-top="0cm" fo:margin-bottom="0cm" style:contextual-spacing="false"/>
      <style:text-properties officeooo:paragraph-rsid="001d92cc"/>
    </style:style>
    <style:style style:name="P23" style:family="paragraph" style:parent-style-name="Text_20_body" style:list-style-name="L32">
      <style:text-properties officeooo:paragraph-rsid="001d92cc"/>
    </style:style>
    <style:style style:name="P24" style:family="paragraph" style:parent-style-name="Text_20_body" style:list-style-name="L33">
      <style:text-properties officeooo:paragraph-rsid="001d92cc"/>
    </style:style>
    <style:style style:name="P25" style:family="paragraph" style:parent-style-name="Text_20_body" style:list-style-name="L34">
      <style:text-properties officeooo:paragraph-rsid="001d92cc"/>
    </style:style>
    <style:style style:name="P26" style:family="paragraph" style:parent-style-name="Text_20_body" style:list-style-name="L35">
      <style:text-properties officeooo:paragraph-rsid="001d92cc"/>
    </style:style>
    <style:style style:name="P27" style:family="paragraph" style:parent-style-name="Text_20_body" style:list-style-name="L36">
      <style:text-properties officeooo:paragraph-rsid="001d92cc"/>
    </style:style>
    <style:style style:name="P28" style:family="paragraph" style:parent-style-name="Text_20_body" style:list-style-name="L37">
      <style:text-properties officeooo:paragraph-rsid="001d92cc"/>
    </style:style>
    <style:style style:name="P29" style:family="paragraph" style:parent-style-name="Text_20_body" style:list-style-name="L38">
      <style:paragraph-properties fo:margin-top="0cm" fo:margin-bottom="0cm" style:contextual-spacing="false"/>
      <style:text-properties officeooo:paragraph-rsid="001d92cc"/>
    </style:style>
    <style:style style:name="P30" style:family="paragraph" style:parent-style-name="Text_20_body" style:list-style-name="L38">
      <style:text-properties officeooo:paragraph-rsid="001d92cc"/>
    </style:style>
    <style:style style:name="P31" style:family="paragraph" style:parent-style-name="Text_20_body" style:list-style-name="L39">
      <style:paragraph-properties fo:margin-top="0cm" fo:margin-bottom="0cm" style:contextual-spacing="false"/>
      <style:text-properties officeooo:paragraph-rsid="001d92cc"/>
    </style:style>
    <style:style style:name="P32" style:family="paragraph" style:parent-style-name="Text_20_body" style:list-style-name="L39">
      <style:text-properties officeooo:paragraph-rsid="001d92cc"/>
    </style:style>
    <style:style style:name="P33" style:family="paragraph" style:parent-style-name="Text_20_body" style:list-style-name="L40">
      <style:paragraph-properties fo:margin-top="0cm" fo:margin-bottom="0cm" style:contextual-spacing="false"/>
      <style:text-properties officeooo:paragraph-rsid="001d92cc"/>
    </style:style>
    <style:style style:name="P34" style:family="paragraph" style:parent-style-name="Text_20_body" style:list-style-name="L40">
      <style:text-properties officeooo:paragraph-rsid="001d92cc"/>
    </style:style>
    <style:style style:name="P35" style:family="paragraph" style:parent-style-name="Text_20_body" style:list-style-name="L41">
      <style:paragraph-properties fo:margin-top="0cm" fo:margin-bottom="0cm" style:contextual-spacing="false"/>
      <style:text-properties officeooo:paragraph-rsid="001d92cc"/>
    </style:style>
    <style:style style:name="P36" style:family="paragraph" style:parent-style-name="Text_20_body" style:list-style-name="L41">
      <style:text-properties officeooo:paragraph-rsid="001d92cc"/>
    </style:style>
    <style:style style:name="P37" style:family="paragraph" style:parent-style-name="Text_20_body" style:list-style-name="L42">
      <style:paragraph-properties fo:margin-top="0cm" fo:margin-bottom="0cm" style:contextual-spacing="false"/>
      <style:text-properties officeooo:paragraph-rsid="001d92cc"/>
    </style:style>
    <style:style style:name="P38" style:family="paragraph" style:parent-style-name="Text_20_body" style:list-style-name="L42">
      <style:text-properties officeooo:paragraph-rsid="001d92cc"/>
    </style:style>
    <style:style style:name="P39" style:family="paragraph" style:parent-style-name="Text_20_body" style:list-style-name="L43">
      <style:text-properties officeooo:paragraph-rsid="001d92cc"/>
    </style:style>
    <style:style style:name="P40" style:family="paragraph" style:parent-style-name="Text_20_body" style:list-style-name="L44">
      <style:paragraph-properties fo:margin-top="0cm" fo:margin-bottom="0cm" style:contextual-spacing="false"/>
      <style:text-properties officeooo:paragraph-rsid="001d92cc"/>
    </style:style>
    <style:style style:name="P41" style:family="paragraph" style:parent-style-name="Text_20_body" style:list-style-name="L44">
      <style:text-properties officeooo:paragraph-rsid="001d92cc"/>
    </style:style>
    <style:style style:name="P42" style:family="paragraph" style:parent-style-name="Text_20_body" style:list-style-name="L45">
      <style:paragraph-properties fo:margin-top="0cm" fo:margin-bottom="0cm" style:contextual-spacing="false"/>
      <style:text-properties officeooo:paragraph-rsid="001d92cc"/>
    </style:style>
    <style:style style:name="P43" style:family="paragraph" style:parent-style-name="Text_20_body" style:list-style-name="L45">
      <style:text-properties officeooo:paragraph-rsid="001d92cc"/>
    </style:style>
    <style:style style:name="P44" style:family="paragraph" style:parent-style-name="Text_20_body" style:list-style-name="L46">
      <style:text-properties officeooo:paragraph-rsid="001d92cc"/>
    </style:style>
    <style:style style:name="P45" style:family="paragraph" style:parent-style-name="Text_20_body" style:list-style-name="L47">
      <style:paragraph-properties fo:margin-top="0cm" fo:margin-bottom="0cm" style:contextual-spacing="false"/>
      <style:text-properties officeooo:paragraph-rsid="001d92cc"/>
    </style:style>
    <style:style style:name="P46" style:family="paragraph" style:parent-style-name="Text_20_body" style:list-style-name="L47">
      <style:text-properties officeooo:paragraph-rsid="001d92cc"/>
    </style:style>
    <style:style style:name="P47" style:family="paragraph" style:parent-style-name="Text_20_body" style:list-style-name="L48">
      <style:paragraph-properties fo:margin-top="0cm" fo:margin-bottom="0cm" style:contextual-spacing="false"/>
      <style:text-properties officeooo:paragraph-rsid="001d92cc"/>
    </style:style>
    <style:style style:name="P48" style:family="paragraph" style:parent-style-name="Text_20_body" style:list-style-name="L48">
      <style:text-properties officeooo:paragraph-rsid="001d92cc"/>
    </style:style>
    <style:style style:name="P49" style:family="paragraph" style:parent-style-name="Text_20_body" style:list-style-name="L49">
      <style:paragraph-properties fo:margin-top="0cm" fo:margin-bottom="0cm" style:contextual-spacing="false"/>
      <style:text-properties officeooo:paragraph-rsid="001d92cc"/>
    </style:style>
    <style:style style:name="P50" style:family="paragraph" style:parent-style-name="Text_20_body" style:list-style-name="L49">
      <style:text-properties officeooo:paragraph-rsid="001d92cc"/>
    </style:style>
    <style:style style:name="P51" style:family="paragraph" style:parent-style-name="Text_20_body" style:list-style-name="L50">
      <style:paragraph-properties fo:margin-top="0cm" fo:margin-bottom="0cm" style:contextual-spacing="false"/>
      <style:text-properties officeooo:paragraph-rsid="001d92cc"/>
    </style:style>
    <style:style style:name="P52" style:family="paragraph" style:parent-style-name="Text_20_body" style:list-style-name="L50">
      <style:text-properties officeooo:paragraph-rsid="001d92cc"/>
    </style:style>
    <style:style style:name="P53" style:family="paragraph" style:parent-style-name="Text_20_body" style:list-style-name="L51">
      <style:paragraph-properties fo:margin-top="0cm" fo:margin-bottom="0cm" style:contextual-spacing="false"/>
      <style:text-properties officeooo:paragraph-rsid="001d92cc"/>
    </style:style>
    <style:style style:name="P54" style:family="paragraph" style:parent-style-name="Text_20_body" style:list-style-name="L51">
      <style:text-properties officeooo:paragraph-rsid="001d92cc"/>
    </style:style>
    <style:style style:name="P55" style:family="paragraph" style:parent-style-name="Text_20_body" style:list-style-name="L52">
      <style:paragraph-properties fo:margin-top="0cm" fo:margin-bottom="0cm" style:contextual-spacing="false"/>
      <style:text-properties officeooo:paragraph-rsid="001d92cc"/>
    </style:style>
    <style:style style:name="P56" style:family="paragraph" style:parent-style-name="Text_20_body" style:list-style-name="L52">
      <style:text-properties officeooo:paragraph-rsid="001d92cc"/>
    </style:style>
    <style:style style:name="P57" style:family="paragraph" style:parent-style-name="Text_20_body" style:list-style-name="L53">
      <style:text-properties officeooo:paragraph-rsid="001d92cc"/>
    </style:style>
    <style:style style:name="P58" style:family="paragraph" style:parent-style-name="Text_20_body" style:list-style-name="L53">
      <style:paragraph-properties fo:margin-top="0cm" fo:margin-bottom="0cm" style:contextual-spacing="false"/>
      <style:text-properties officeooo:paragraph-rsid="001d92cc"/>
    </style:style>
    <style:style style:name="P59" style:family="paragraph" style:parent-style-name="Text_20_body" style:list-style-name="L54">
      <style:text-properties officeooo:paragraph-rsid="001d92cc"/>
    </style:style>
    <style:style style:name="P60" style:family="paragraph" style:parent-style-name="Text_20_body" style:list-style-name="L54">
      <style:paragraph-properties fo:margin-top="0cm" fo:margin-bottom="0cm" style:contextual-spacing="false"/>
      <style:text-properties officeooo:paragraph-rsid="001d92cc"/>
    </style:style>
    <style:style style:name="P61" style:family="paragraph" style:parent-style-name="Text_20_body" style:list-style-name="L55">
      <style:text-properties officeooo:paragraph-rsid="001d92cc"/>
    </style:style>
    <style:style style:name="P62" style:family="paragraph" style:parent-style-name="Text_20_body" style:list-style-name="L55">
      <style:paragraph-properties fo:margin-top="0cm" fo:margin-bottom="0cm" style:contextual-spacing="false"/>
      <style:text-properties officeooo:paragraph-rsid="001d92cc"/>
    </style:style>
    <style:style style:name="P63" style:family="paragraph" style:parent-style-name="Text_20_body">
      <style:text-properties officeooo:paragraph-rsid="001d92cc"/>
    </style:style>
    <style:style style:name="T1" style:family="text">
      <style:text-properties fo:color="#800080" loext:opacity="100%"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fo:background-color="#ffff6d" loext:char-shading-value="0" style:font-weight-asian="normal" style:font-weight-complex="normal"/>
    </style:style>
    <style:style style:name="T4" style:family="text">
      <style:text-properties fo:background-color="#ffff6d" loext:char-shading-value="0"/>
    </style:style>
    <style:style style:name="T5" style:family="text">
      <style:text-properties officeooo:rsid="003a130b"/>
    </style:style>
    <style:style style:name="T6" style:family="text">
      <style:text-properties officeooo:rsid="003a5a27"/>
    </style:style>
    <style:style style:name="T7" style:family="text">
      <style:text-properties officeooo:rsid="003deed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Git stash</text:span></text:span><text:span text:style-name="Strong_20_Emphasis"><text:line-break/><text:line-break/>Git Stash: A Detailed Explanation</text:span></text:h>
      <text:p text:style-name="P63">Git stash is a feature that temporarily saves your uncommitted changes (tracked, untracked, and optionally ignored files) in a "stash," allowing you to work on something else or switch branches without losing your progress. It essentially creates a checkpoint that can be restored later, leaving your working directory clean.</text:p>
      <text:p text:style-name="P5"/>
      <text:h text:style-name="P1" text:outline-level="3"><text:span text:style-name="Strong_20_Emphasis">When to Use Git Stash?</text:span></text:h>
      <text:h text:style-name="P3" text:outline-level="4"><text:span text:style-name="Strong_20_Emphasis">1. Switching Branches Without Committing</text:span></text:h>
      <text:list text:style-name="L2">
        <text:list-item>
          <text:p text:style-name="P14"><text:span text:style-name="Strong_20_Emphasis">Scenario:</text:span> You are working on feature <text:span text:style-name="Source_20_Text">A</text:span>, but suddenly, you need to fix a bug on the main branch. Your changes in <text:span text:style-name="Source_20_Text">A</text:span> are incomplete and can't be committed.</text:p>
        </text:list-item>
        <text:list-item>
          <text:p text:style-name="P15"><text:span text:style-name="Strong_20_Emphasis">Solution:</text:span> Use <text:span text:style-name="Source_20_Text">git stash</text:span> to save your current work, switch to <text:span text:style-name="Source_20_Text">main</text:span> to fix the bug, and then return to <text:span text:style-name="Source_20_Text">A</text:span> to resume your work.</text:p>
        </text:list-item>
      </text:list>
      <text:h text:style-name="P3" text:outline-level="4"><text:span text:style-name="Strong_20_Emphasis">2. Testing Code Without Losing Progress</text:span></text:h>
      <text:list text:style-name="L29">
        <text:list-item>
          <text:p text:style-name="P16"><text:span text:style-name="Strong_20_Emphasis">Scenario:</text:span> You want to test an idea but don't want it to interfere with your current progress.</text:p>
        </text:list-item>
        <text:list-item>
          <text:p text:style-name="P17"><text:span text:style-name="Strong_20_Emphasis">Solution:</text:span> Stash your changes, experiment, and then restore your original work.</text:p>
        </text:list-item>
      </text:list>
      <text:h text:style-name="P3" text:outline-level="4"><text:span text:style-name="Strong_20_Emphasis">3. Resolving Merge Conflicts</text:span></text:h>
      <text:list text:style-name="L30">
        <text:list-item>
          <text:p text:style-name="P18"><text:span text:style-name="Strong_20_Emphasis">Scenario:</text:span> You are about to merge branches, but your working directory has changes that might complicate the process.</text:p>
        </text:list-item>
        <text:list-item>
          <text:p text:style-name="P19"><text:span text:style-name="Strong_20_Emphasis">Solution:</text:span> Stash your changes, complete the merge, and then apply the stash.</text:p>
        </text:list-item>
      </text:list>
      <text:p text:style-name="P5"><text:span text:style-name="Strong_20_Emphasis"/></text:p>
      <text:h text:style-name="P1" text:outline-level="3"><text:span text:style-name="Strong_20_Emphasis">How Git Stash Works</text:span></text:h>
      <text:p text:style-name="P63">When you stash changes, Git:</text:p>
      <text:list text:style-name="L31">
        <text:list-item>
          <text:p text:style-name="P20">Saves the changes from your working directory into a special storage area.</text:p>
        </text:list-item>
        <text:list-item>
          <text:p text:style-name="P21">Reverts your working directory to the state of the last commit.</text:p>
        </text:list-item>
      </text:list>
      <text:p text:style-name="P5"><text:span text:style-name="Strong_20_Emphasis"/></text:p>
      <text:h text:style-name="P1" text:outline-level="3"><text:span text:style-name="Strong_20_Emphasis">Common Git Stash Commands</text:span></text:h>
      <text:p text:style-name="P5"><text:span text:style-name="Strong_20_Emphasis"/></text:p>
      <text:h text:style-name="P4" text:outline-level="4"><text:span text:style-name="Strong_20_Emphasis"><text:span text:style-name="T2">1. Save Changes to Stash</text:span></text:span></text:h>
      <text:p text:style-name="P10"><text:span text:style-name="Strong_20_Emphasis"><text:span text:style-name="T3">git stash</text:span></text:span></text:p>
      <text:list text:style-name="L32">
        <text:list-item>
          <text:p text:style-name="P22">Saves your current uncommitted changes (both tracked and staged files) into the stash.</text:p>
        </text:list-item>
        <text:list-item>
          <text:p text:style-name="P23">Your working directory will be clean after this.</text:p>
        </text:list-item>
      </text:list>
      <text:p text:style-name="P5"><text:span text:style-name="Strong_20_Emphasis"/></text:p>
      <text:h text:style-name="P4" text:outline-level="4"><text:soft-page-break/><text:span text:style-name="Strong_20_Emphasis"><text:span text:style-name="T2">2. Save Changes with a Message</text:span></text:span></text:h>
      <text:p text:style-name="P10"><text:span text:style-name="Source_20_Text"><text:span text:style-name="T4">git stash save "stash message"</text:span></text:span></text:p>
      <text:list text:style-name="L33">
        <text:list-item>
          <text:p text:style-name="P24">Adds a custom message to your stash for easier identification.</text:p>
        </text:list-item>
      </text:list>
      <text:p text:style-name="P5"><text:span text:style-name="Strong_20_Emphasis"/></text:p>
      <text:h text:style-name="P4" text:outline-level="4"><text:span text:style-name="Strong_20_Emphasis"><text:span text:style-name="T2">3. List Stashes</text:span></text:span></text:h>
      <text:p text:style-name="P63">Use the following command to list all stashes:</text:p>
      <text:p text:style-name="P10"><text:span text:style-name="Source_20_Text"><text:span text:style-name="T4">git stash list</text:span></text:span></text:p>
      <text:p text:style-name="P63">list all stashes</text:p>
      <text:p text:style-name="P11"><text:span text:style-name="Source_20_Text">stash@{0}: WIP on branch-name: Some description</text:span></text:p>
      <text:p text:style-name="P12"><text:span text:style-name="Source_20_Text">stash@{1}: WIP on branch-name: Some other description</text:span></text:p>
      <text:p text:style-name="P13"><text:span text:style-name="Source_20_Text">stash@{2}: WIP on another-branch: Yet another description</text:span></text:p>
      <text:p text:style-name="P63">Here, the numbers (e.g., <text:span text:style-name="Source_20_Text">0</text:span>, <text:span text:style-name="Source_20_Text">1</text:span>, <text:span text:style-name="Source_20_Text">2</text:span>) represent the stash references.</text:p>
      <text:p text:style-name="P5"><text:span text:style-name="Strong_20_Emphasis"/></text:p>
      <text:h text:style-name="P4" text:outline-level="4"><text:span text:style-name="Strong_20_Emphasis"><text:span text:style-name="T2">4. Apply the Latest Stash</text:span></text:span></text:h>
      <text:p text:style-name="P10"><text:span text:style-name="Source_20_Text"><text:span text:style-name="T4">git stash apply</text:span></text:span></text:p>
      <text:p text:style-name="P10">Applies the changes from the most recent stash without removing it from the stash list.</text:p>
      <text:p text:style-name="P5"><text:span text:style-name="Strong_20_Emphasis"/></text:p>
      <text:h text:style-name="P4" text:outline-level="4"><text:span text:style-name="Strong_20_Emphasis"><text:span text:style-name="T2">5. Apply a Specific Stash</text:span></text:span></text:h>
      <text:p text:style-name="P63">To apply a specific stash without removing it from the stash list, use:</text:p>
      <text:p text:style-name="P10"><text:span text:style-name="Source_20_Text"><text:span text:style-name="T4">git stash apply stash@{&lt;number&gt;}</text:span></text:span></text:p>
      <text:p text:style-name="P63">For example, to apply the second stash (<text:span text:style-name="Source_20_Text">stash@{1}</text:span>):</text:p>
      <text:p text:style-name="P10"><text:span text:style-name="Source_20_Text"><text:span text:style-name="T4">git stash apply stash@{1}</text:span></text:span></text:p>
      <text:p text:style-name="P5"><text:span text:style-name="Strong_20_Emphasis"/></text:p>
      <text:h text:style-name="P4" text:outline-level="4"><text:span text:style-name="Strong_20_Emphasis"><text:span text:style-name="T2">6. Apply and Remove the Latest Stash</text:span></text:span></text:h>
      <text:p text:style-name="P10"><text:span text:style-name="Source_20_Text"><text:span text:style-name="T4">git stash pop</text:span></text:span></text:p>
      <text:p text:style-name="P10">Applies the most recent stash and removes it from the stash list.</text:p>
      <text:p text:style-name="P5"><text:span text:style-name="Strong_20_Emphasis"/></text:p>
      <text:h text:style-name="P4" text:outline-level="4"><text:span text:style-name="Strong_20_Emphasis"><text:span text:style-name="T2">7. Apply and Remove a Specific Stash</text:span></text:span></text:h>
      <text:p text:style-name="P63">To apply and simultaneously remove a specific stash, use:</text:p>
      <text:p text:style-name="P10"><text:span text:style-name="Source_20_Text"><text:span text:style-name="T4">git stash pop stash@{&lt;number&gt;}</text:span></text:span></text:p>
      <text:p text:style-name="P63"><text:soft-page-break/>For example, to pop the second stash (<text:span text:style-name="Source_20_Text">stash@{1}</text:span>):</text:p>
      <text:p text:style-name="P10"><text:span text:style-name="Source_20_Text"><text:span text:style-name="T4">git stash pop stash@{1}</text:span></text:span></text:p>
      <text:p text:style-name="P5"><text:span text:style-name="Strong_20_Emphasis"/></text:p>
      <text:h text:style-name="P4" text:outline-level="4"><text:span text:style-name="Strong_20_Emphasis"><text:span text:style-name="T2">8. Drop a Specific Stash</text:span></text:span></text:h>
      <text:p text:style-name="P63">If you applied a stash and no longer need it, or you want to remove it without applying:</text:p>
      <text:p text:style-name="P10"><text:span text:style-name="Source_20_Text"><text:span text:style-name="T4">git stash drop stash@{&lt;number&gt;}</text:span></text:span></text:p>
      <text:p text:style-name="P63">For example:</text:p>
      <text:p text:style-name="P10"><text:span text:style-name="Source_20_Text"><text:span text:style-name="T4">git stash drop stash@{1}</text:span></text:span></text:p>
      <text:p text:style-name="P5"><text:span text:style-name="Strong_20_Emphasis"/></text:p>
      <text:h text:style-name="P4" text:outline-level="4"><text:span text:style-name="Strong_20_Emphasis"><text:span text:style-name="T2">9. Drop All Stashes</text:span></text:span></text:h>
      <text:p text:style-name="P10"><text:span text:style-name="Source_20_Text"><text:span text:style-name="T4">git stash clear</text:span></text:span></text:p>
      <text:list text:style-name="L34">
        <text:list-item>
          <text:p text:style-name="P25">Deletes all stashes from the stash list.</text:p>
        </text:list-item>
      </text:list>
      <text:p text:style-name="P5"><text:span text:style-name="Strong_20_Emphasis"/></text:p>
      <text:h text:style-name="P2" text:outline-level="3"><text:span text:style-name="Strong_20_Emphasis">10. View Stash Details</text:span></text:h>
      <text:p text:style-name="P10"><text:span text:style-name="Source_20_Text"><text:span text:style-name="T4">git stash show</text:span></text:span></text:p>
      <text:list text:style-name="L35">
        <text:list-item>
          <text:p text:style-name="P26">Shows a summary of changes in the latest stash.</text:p>
        </text:list-item>
      </text:list>
      <text:p text:style-name="P10"><text:span text:style-name="Source_20_Text"><text:span text:style-name="T4">git stash show stash@{&lt;number&gt;}</text:span></text:span></text:p>
      <text:list text:style-name="L36">
        <text:list-item>
          <text:p text:style-name="P27">Shows a summary of changes for a specific stash.</text:p>
        </text:list-item>
      </text:list>
      <text:p text:style-name="P5"><text:span text:style-name="Strong_20_Emphasis"/></text:p>
      <text:h text:style-name="P2" text:outline-level="3"><text:span text:style-name="Strong_20_Emphasis">11. View Stash Details in Depth</text:span></text:h>
      <text:p text:style-name="P10"><text:span text:style-name="Source_20_Text"><text:span text:style-name="T4">git stash show -p stash@{&lt;number&gt;}</text:span></text:span></text:p>
      <text:list text:style-name="L37">
        <text:list-item>
          <text:p text:style-name="P28">Displays the full diff of a specific stash.</text:p>
        </text:list-item>
      </text:list>
      <text:p text:style-name="P5"><text:span text:style-name="Strong_20_Emphasis"/></text:p>
      <text:h text:style-name="P1" text:outline-level="3"><text:span text:style-name="Strong_20_Emphasis">1</text:span><text:span text:style-name="Strong_20_Emphasis"><text:span text:style-name="T5">2</text:span></text:span><text:span text:style-name="Strong_20_Emphasis">. Stash Tracked Files Only</text:span></text:h>
      <text:p text:style-name="P10"><text:span text:style-name="Source_20_Text"><text:span text:style-name="T4">git stash --keep-index</text:span></text:span></text:p>
      <text:list text:style-name="L38">
        <text:list-item>
          <text:p text:style-name="P29"><text:span text:style-name="Strong_20_Emphasis">What It Does:</text:span> This command stashes only the changes that haven’t been staged. Any changes that have been staged (<text:span text:style-name="Source_20_Text">git add</text:span>) are left as is in the staging area.</text:p>
        </text:list-item>
        <text:list-item>
          <text:p text:style-name="P30"><text:span text:style-name="Strong_20_Emphasis">Use Case:</text:span> When you want to stash uncommitted, non-staged changes but leave staged changes intact for a potential commit.</text:p>
        </text:list-item>
      </text:list>
      <text:p text:style-name="P63"><text:span text:style-name="Strong_20_Emphasis">Example Scenario:</text:span></text:p>
      <text:list text:style-name="L39">
        <text:list-item>
          <text:p text:style-name="P31">You modify <text:span text:style-name="Source_20_Text">file1.txt</text:span> and <text:span text:style-name="Source_20_Text">file2.txt</text:span>.</text:p>
        </text:list-item>
        <text:list-item>
          <text:p text:style-name="P31"><text:soft-page-break/>You stage <text:span text:style-name="Source_20_Text">file1.txt</text:span> (<text:span text:style-name="Source_20_Text">git add file1.txt</text:span>).</text:p>
        </text:list-item>
        <text:list-item>
          <text:p text:style-name="P32">Run <text:span text:style-name="Source_20_Text">git stash --keep-index</text:span>.</text:p>
        </text:list-item>
      </text:list>
      <text:p text:style-name="P63"><text:span text:style-name="Strong_20_Emphasis">Outcome:</text:span></text:p>
      <text:list text:style-name="L40">
        <text:list-item>
          <text:p text:style-name="P33"><text:span text:style-name="Source_20_Text">file1.txt</text:span> remains in the staging area.</text:p>
        </text:list-item>
        <text:list-item>
          <text:p text:style-name="P34">Changes to <text:span text:style-name="Source_20_Text">file2.txt</text:span> are stashed.</text:p>
        </text:list-item>
      </text:list>
      <text:p text:style-name="P5"><text:span text:style-name="Strong_20_Emphasis"/></text:p>
      <text:h text:style-name="P1" text:outline-level="3"><text:span text:style-name="Strong_20_Emphasis">13. Stash Untracked Files</text:span></text:h>
      <text:p text:style-name="P10"><text:span text:style-name="Source_20_Text"><text:span text:style-name="T4">git stash -u</text:span></text:span></text:p>
      <text:list text:style-name="L41">
        <text:list-item>
          <text:p text:style-name="P35"><text:span text:style-name="Strong_20_Emphasis">What It Does:</text:span> Stashes changes to untracked files (those not yet added to Git) along with tracked ones.</text:p>
        </text:list-item>
        <text:list-item>
          <text:p text:style-name="P36"><text:span text:style-name="Strong_20_Emphasis">Use Case:</text:span> Useful when you want to stash all changes, including new files that haven’t been added to the index.</text:p>
        </text:list-item>
      </text:list>
      <text:p text:style-name="P63"><text:span text:style-name="Strong_20_Emphasis">Example Scenario:</text:span></text:p>
      <text:list text:style-name="L42">
        <text:list-item>
          <text:p text:style-name="P37">Modify <text:span text:style-name="Source_20_Text">file1.txt</text:span> (tracked).</text:p>
        </text:list-item>
        <text:list-item>
          <text:p text:style-name="P37">Create a new file, <text:span text:style-name="Source_20_Text">file2.txt</text:span> (untracked).</text:p>
        </text:list-item>
        <text:list-item>
          <text:p text:style-name="P38">Run <text:span text:style-name="Source_20_Text">git stash -u</text:span>.</text:p>
        </text:list-item>
      </text:list>
      <text:p text:style-name="P63"><text:span text:style-name="Strong_20_Emphasis">Outcome:</text:span></text:p>
      <text:list text:style-name="L43">
        <text:list-item>
          <text:p text:style-name="P39">Both changes to <text:span text:style-name="Source_20_Text">file1.txt</text:span> and <text:span text:style-name="Source_20_Text">file2.txt</text:span> are stashed.</text:p>
        </text:list-item>
      </text:list>
      <text:p text:style-name="P5"><text:span text:style-name="Strong_20_Emphasis"/></text:p>
      <text:h text:style-name="P1" text:outline-level="3"><text:span text:style-name="Strong_20_Emphasis">14. Stash Ignored Files</text:span></text:h>
      <text:p text:style-name="P10"><text:span text:style-name="Source_20_Text"><text:span text:style-name="T4">git stash -a</text:span></text:span></text:p>
      <text:list text:style-name="L44">
        <text:list-item>
          <text:p text:style-name="P40"><text:span text:style-name="Strong_20_Emphasis">What It Does:</text:span> Stashes changes to tracked, untracked, and ignored files.</text:p>
        </text:list-item>
        <text:list-item>
          <text:p text:style-name="P41"><text:span text:style-name="Strong_20_Emphasis">Use Case:</text:span> Needed when your working directory has ignored files (e.g., temporary files or build artifacts) that you still want to stash.</text:p>
        </text:list-item>
      </text:list>
      <text:p text:style-name="P63"><text:span text:style-name="Strong_20_Emphasis">Example Scenario:</text:span></text:p>
      <text:list text:style-name="L45">
        <text:list-item>
          <text:p text:style-name="P42">You modify <text:span text:style-name="Source_20_Text">file1.txt</text:span> (tracked), create <text:span text:style-name="Source_20_Text">file2.txt</text:span> (untracked), and a <text:span text:style-name="Source_20_Text">.temp</text:span> file (ignored).</text:p>
        </text:list-item>
        <text:list-item>
          <text:p text:style-name="P43">Run <text:span text:style-name="Source_20_Text">git stash -a</text:span>.</text:p>
        </text:list-item>
      </text:list>
      <text:p text:style-name="P63"><text:span text:style-name="Strong_20_Emphasis">Outcome:</text:span></text:p>
      <text:list text:style-name="L46">
        <text:list-item>
          <text:p text:style-name="P44">Changes to <text:span text:style-name="Source_20_Text">file1.txt</text:span>, <text:span text:style-name="Source_20_Text">file2.txt</text:span>, and <text:span text:style-name="Source_20_Text">.temp</text:span> are stashed.</text:p>
        </text:list-item>
      </text:list>
      <text:p text:style-name="P5"/>
      <text:h text:style-name="P1" text:outline-level="3"><text:span text:style-name="Strong_20_Emphasis"><text:span text:style-name="T6">1</text:span></text:span><text:span text:style-name="Strong_20_Emphasis"><text:span text:style-name="T7">5</text:span></text:span><text:span text:style-name="Strong_20_Emphasis">. Stash a Single File</text:span></text:h>
      <text:p text:style-name="P10"><text:span text:style-name="Source_20_Text"><text:span text:style-name="T4">git stash push -m "message" &lt;file_path&gt;</text:span></text:span></text:p>
      <text:list text:style-name="L47">
        <text:list-item>
          <text:p text:style-name="P45"><text:span text:style-name="Strong_20_Emphasis">What It Does:</text:span> Stashes changes for a specific file, leaving other files untouched.</text:p>
        </text:list-item>
        <text:list-item>
          <text:p text:style-name="P46"><text:soft-page-break/><text:span text:style-name="Strong_20_Emphasis">Use Case:</text:span> Useful when you’re working on multiple files but only want to stash changes for one file.</text:p>
        </text:list-item>
      </text:list>
      <text:p text:style-name="P63"><text:span text:style-name="Strong_20_Emphasis">Example Scenario:</text:span></text:p>
      <text:list text:style-name="L48">
        <text:list-item>
          <text:p text:style-name="P47">Modify <text:span text:style-name="Source_20_Text">file1.txt</text:span> and <text:span text:style-name="Source_20_Text">file2.txt</text:span>.</text:p>
        </text:list-item>
        <text:list-item>
          <text:p text:style-name="P48">Run <text:span text:style-name="Source_20_Text">git stash push -m "Stashing file1" file1.txt</text:span>.</text:p>
        </text:list-item>
      </text:list>
      <text:p text:style-name="P63"><text:span text:style-name="Strong_20_Emphasis">Outcome:</text:span></text:p>
      <text:list text:style-name="L49">
        <text:list-item>
          <text:p text:style-name="P49">Only changes to <text:span text:style-name="Source_20_Text">file1.txt</text:span> are stashed.</text:p>
        </text:list-item>
        <text:list-item>
          <text:p text:style-name="P50">Changes to <text:span text:style-name="Source_20_Text">file2.txt</text:span> remain in the working directory.</text:p>
        </text:list-item>
      </text:list>
      <text:p text:style-name="P5"><text:span text:style-name="Strong_20_Emphasis"/></text:p>
      <text:h text:style-name="P1" text:outline-level="3"><text:span text:style-name="Strong_20_Emphasis"><text:span text:style-name="T6">1</text:span></text:span><text:span text:style-name="Strong_20_Emphasis"><text:span text:style-name="T7">6</text:span></text:span><text:span text:style-name="Strong_20_Emphasis">. Create a Branch from a Stash</text:span></text:h>
      <text:p text:style-name="P10"><text:span text:style-name="Source_20_Text"><text:span text:style-name="T4">git stash branch &lt;branch_name&gt;</text:span></text:span></text:p>
      <text:list text:style-name="L50">
        <text:list-item>
          <text:p text:style-name="P51"><text:span text:style-name="Strong_20_Emphasis">What It Does:</text:span> Creates a new branch and applies the most recent stash to it.</text:p>
        </text:list-item>
        <text:list-item>
          <text:p text:style-name="P52"><text:span text:style-name="Strong_20_Emphasis">Use Case:</text:span> When you realize that your stashed changes are better suited for a new feature branch.</text:p>
        </text:list-item>
      </text:list>
      <text:p text:style-name="P63"><text:span text:style-name="Strong_20_Emphasis">Example Scenario:</text:span></text:p>
      <text:list text:style-name="L51">
        <text:list-item>
          <text:p text:style-name="P53">You stash your changes using <text:span text:style-name="Source_20_Text">git stash</text:span>.</text:p>
        </text:list-item>
        <text:list-item>
          <text:p text:style-name="P54">Run <text:span text:style-name="Source_20_Text">git stash branch new-feature-branch</text:span>.</text:p>
        </text:list-item>
      </text:list>
      <text:p text:style-name="P63"><text:span text:style-name="Strong_20_Emphasis">Outcome:</text:span></text:p>
      <text:list text:style-name="L52">
        <text:list-item>
          <text:p text:style-name="P55">A new branch, <text:span text:style-name="Source_20_Text">new-feature-branch</text:span>, is created.</text:p>
        </text:list-item>
        <text:list-item>
          <text:p text:style-name="P55">The most recent stash is applied to this branch.</text:p>
        </text:list-item>
        <text:list-item>
          <text:p text:style-name="P56">The stash is automatically dropped.</text:p>
        </text:list-item>
      </text:list>
      <text:p text:style-name="P5"/>
      <text:h text:style-name="P1" text:outline-level="3"><text:span text:style-name="Strong_20_Emphasis">Practical Workflow Example</text:span></text:h>
      <text:h text:style-name="P3" text:outline-level="4"><text:span text:style-name="Strong_20_Emphasis">Scenario: Switching Tasks Midway Through Development</text:span></text:h>
      <text:list text:style-name="L53">
        <text:list-item>
          <text:p text:style-name="P57"><text:span text:style-name="Strong_20_Emphasis">Save Your Work to a Stash</text:span></text:p>
          <text:p text:style-name="P6"><text:span text:style-name="Source_20_Text"><text:span text:style-name="T4">git stash save "Working on feature A"</text:span></text:span></text:p>
          <text:list>
            <text:list-item>
              <text:p text:style-name="P58">Your uncommitted changes are saved, and the working directory is clean.</text:p>
            </text:list-item>
          </text:list>
        </text:list-item>
        <text:list-item>
          <text:p text:style-name="P57"><text:span text:style-name="Strong_20_Emphasis">Switch to Another Branch</text:span></text:p>
          <text:p text:style-name="P6"><text:span text:style-name="Source_20_Text"><text:span text:style-name="T4">git checkout main</text:span></text:span></text:p>
          <text:list>
            <text:list-item>
              <text:p text:style-name="P58">You can now address urgent tasks or bugs on the <text:span text:style-name="Source_20_Text">main</text:span> branch.</text:p>
            </text:list-item>
          </text:list>
        </text:list-item>
        <text:list-item>
          <text:p text:style-name="P57"><text:span text:style-name="Strong_20_Emphasis">Return to Your Previous Work</text:span></text:p>
          <text:p text:style-name="P6"><text:span text:style-name="Source_20_Text"><text:span text:style-name="T4">git stash pop</text:span></text:span></text:p>
          <text:list>
            <text:list-item>
              <text:p text:style-name="P58">Your stashed changes are restored to the working directory.</text:p>
            </text:list-item>
          </text:list>
        </text:list-item>
        <text:list-item>
          <text:p text:style-name="P57"><text:span text:style-name="Strong_20_Emphasis">Resolve Conflicts (if any), Stage, and Commit</text:span></text:p>
          <text:p text:style-name="P7"><text:soft-page-break/><text:span text:style-name="Source_20_Text"><text:span text:style-name="T4">git add .</text:span></text:span></text:p>
          <text:p text:style-name="P8"><text:span text:style-name="Source_20_Text"><text:span text:style-name="T4">git commit -m "Finished feature A"</text:span></text:span></text:p>
        </text:list-item>
      </text:list>
      <text:p text:style-name="P5"/>
      <text:h text:style-name="P1" text:outline-level="3"><text:span text:style-name="Strong_20_Emphasis">Advanced Features</text:span></text:h>
      <text:h text:style-name="P3" text:outline-level="4"><text:span text:style-name="Strong_20_Emphasis">Automatic Stashing</text:span></text:h>
      <text:list text:style-name="L54">
        <text:list-item>
          <text:p text:style-name="P59"><text:span text:style-name="Strong_20_Emphasis">Rebase with Automatic Stash</text:span></text:p>
          <text:p text:style-name="P9"><text:span text:style-name="Source_20_Text"><text:span text:style-name="T4">git rebase --autostash</text:span></text:span></text:p>
          <text:list>
            <text:list-item>
              <text:p text:style-name="P60">Automatically stashes your uncommitted changes, applies the rebase, and restores the stash.</text:p>
            </text:list-item>
          </text:list>
        </text:list-item>
        <text:list-item>
          <text:p text:style-name="P59"><text:span text:style-name="Strong_20_Emphasis">Switch Branch with Automatic Stash</text:span></text:p>
          <text:p text:style-name="P9"><text:span text:style-name="Source_20_Text"><text:span text:style-name="T4">git switch -c &lt;branch&gt; --autostash</text:span></text:span></text:p>
          <text:list>
            <text:list-item>
              <text:p text:style-name="P59">Automatically stashes your changes before switching to a new branch and applies the stash afterward.</text:p>
            </text:list-item>
          </text:list>
        </text:list-item>
      </text:list>
      <text:p text:style-name="P5"/>
      <text:p text:style-name="P63"/>
      <text:h text:style-name="P1" text:outline-level="3"><text:span text:style-name="Strong_20_Emphasis"><text:line-break/>Important Notes</text:span></text:h>
      <text:list text:style-name="L55">
        <text:list-item>
          <text:p text:style-name="P61"><text:span text:style-name="Strong_20_Emphasis">Stash Numbers Change:</text:span> After you <text:span text:style-name="Source_20_Text">pop</text:span> or <text:span text:style-name="Source_20_Text">drop</text:span> a stash, the numbers of the remaining stashes will shift. For example:</text:p>
          <text:list>
            <text:list-item>
              <text:p text:style-name="P62">If you <text:span text:style-name="Source_20_Text">pop stash@{1}</text:span>, <text:span text:style-name="Source_20_Text">stash@{2}</text:span> becomes <text:span text:style-name="Source_20_Text">stash@{1}</text:span>, and so on.</text:p>
            </text:list-item>
          </text:list>
        </text:list-item>
        <text:list-item>
          <text:p text:style-name="P61"><text:span text:style-name="Strong_20_Emphasis">Check Before Popping:</text:span> Always ensure you’re targeting the correct stash by checking the list with <text:span text:style-name="Source_20_Text">git stash list</text:span>.</text:p>
        </text:list-item>
        <text:list-item>
          <text:p text:style-name="P61"><text:span text:style-name="Strong_20_Emphasis">Conflicts:</text:span> If applying or popping a stash results in conflicts, Git will notify you, and you'll need to resolve them manually before proceed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25:59.103055867</meta:creation-date>
    <meta:generator>LibreOffice/24.2.5.2$Linux_X86_64 LibreOffice_project/420$Build-2</meta:generator>
    <dc:date>2024-12-03T18:26:19.913720326</dc:date>
    <meta:editing-duration>PT22S</meta:editing-duration>
    <meta:editing-cycles>1</meta:editing-cycles>
    <meta:document-statistic meta:table-count="0" meta:image-count="0" meta:object-count="0" meta:page-count="6" meta:paragraph-count="142" meta:word-count="1168" meta:character-count="6749" meta:non-whitespace-character-count="5786"/>
  </office:meta>
</office:document-meta>
</file>